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Lohit Hindi2" svg:font-family="'Lohit Hindi'"/>
    <style:font-face style:name="OpenSymbol" svg:font-family="OpenSymbol"/>
    <style:font-face style:name="Arial1" svg:font-family="Arial" style:font-family-generic="swiss"/>
    <style:font-face style:name="aRIAL" svg:font-family="aRIAL" style:font-family-generic="swiss"/>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35%"/>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3" style:family="paragraph" style:parent-style-name="Standard">
      <style:paragraph-properties fo:line-height="135%"/>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2">
      <style:text-properties fo:font-weight="normal" style:font-weight-asian="normal" style:font-weight-complex="normal"/>
    </style:style>
    <style:style style:name="P6" style:family="paragraph" style:parent-style-name="Standard">
      <style:text-properties style:font-name="Arial1"/>
    </style:style>
    <style:style style:name="P7" style:family="paragraph" style:parent-style-name="Standard">
      <style:paragraph-properties fo:text-align="justify" style:justify-single-word="false"/>
      <style:text-properties style:font-name="Arial1"/>
    </style:style>
    <style:style style:name="P8" style:family="paragraph" style:parent-style-name="Standard">
      <style:text-properties style:font-name="Arial1" fo:font-weight="bold" style:font-weight-asian="bold" style:font-weight-complex="bold"/>
    </style:style>
    <style:style style:name="P9" style:family="paragraph" style:parent-style-name="Standard" style:list-style-name="L4">
      <style:text-properties style:font-name="Arial1"/>
    </style:style>
    <style:style style:name="P10" style:family="paragraph" style:parent-style-name="Standard">
      <style:text-properties style:font-name="Arial1" fo:font-size="12pt" style:font-size-asian="12pt" style:font-size-complex="12pt"/>
    </style:style>
    <style:style style:name="P11" style:family="paragraph" style:parent-style-name="Standard">
      <style:paragraph-properties fo:line-height="135%"/>
      <style:text-properties style:font-name="Arial1" fo:font-size="12pt" style:font-size-asian="12pt" style:font-size-complex="12pt"/>
    </style:style>
    <style:style style:name="P12" style:family="paragraph" style:parent-style-name="Standard" style:list-style-name="L6">
      <style:paragraph-properties fo:line-height="135%"/>
      <style:text-properties style:font-name="Arial1" fo:font-size="12pt" style:font-size-asian="12pt" style:font-size-complex="12pt"/>
    </style:style>
    <style:style style:name="P13" style:family="paragraph" style:parent-style-name="Standard" style:list-style-name="L9">
      <style:paragraph-properties fo:line-height="135%"/>
      <style:text-properties style:font-name="Arial1" fo:font-size="12pt" style:font-size-asian="12pt" style:font-size-complex="12pt"/>
    </style:style>
    <style:style style:name="P14" style:family="paragraph" style:parent-style-name="Standard" style:list-style-name="L1">
      <style:text-properties style:font-name="Arial1"/>
    </style:style>
    <style:style style:name="P15" style:family="paragraph" style:parent-style-name="Standard" style:list-style-name="L2">
      <style:text-properties style:font-name="Arial1"/>
    </style:style>
    <style:style style:name="P16" style:family="paragraph" style:parent-style-name="Standard" style:list-style-name="L10">
      <style:text-properties style:font-name="Arial1"/>
    </style:style>
    <style:style style:name="P17" style:family="paragraph" style:parent-style-name="Standard">
      <style:text-properties style:font-name="Arial1" fo:font-weight="normal" style:font-weight-asian="normal" style:font-weight-complex="normal"/>
    </style:style>
    <style:style style:name="P18" style:family="paragraph" style:parent-style-name="Standard">
      <style:text-properties style:font-name="Arial1" fo:language="en" fo:country="none"/>
    </style:style>
    <style:style style:name="P19" style:family="paragraph" style:parent-style-name="Standard" style:list-style-name="L11"/>
    <style:style style:name="P20" style:family="paragraph" style:parent-style-name="Standard">
      <style:paragraph-properties fo:margin-top="0cm" fo:margin-bottom="0.499cm"/>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21" style:family="paragraph" style:parent-style-name="Standard">
      <style:paragraph-properties fo:margin-top="0cm" fo:margin-bottom="0.499cm"/>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22" style:family="paragraph" style:parent-style-name="Standard">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23" style:family="paragraph" style:parent-style-name="Standard">
      <style:paragraph-properties fo:margin-top="0cm" fo:margin-bottom="0cm"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24" style:family="paragraph" style:parent-style-name="Standard">
      <style:paragraph-properties fo:margin-top="0cm" fo:margin-bottom="0cm"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bold" style:font-size-complex="12pt" style:font-weight-complex="bold"/>
    </style:style>
    <style:style style:name="P25" style:family="paragraph" style:parent-style-name="Standard">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26" style:family="paragraph" style:parent-style-name="Standard" style:list-style-name="L5">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27" style:family="paragraph" style:parent-style-name="Standard">
      <style:paragraph-properties fo:margin-left="0cm" fo:margin-right="0cm" fo:margin-top="0cm" fo:margin-bottom="0cm" fo:line-height="135%"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28" style:family="paragraph" style:parent-style-name="Standard">
      <style:paragraph-properties fo:padding="0.074cm" fo:border-left="none" fo:border-right="none" fo:border-top="none" fo:border-bottom="0.06pt solid #000000" style:join-border="false"/>
    </style:style>
    <style:style style:name="P29" style:family="paragraph" style:parent-style-name="Standard">
      <style:paragraph-properties fo:padding="0.074cm" fo:border-left="none" fo:border-right="none" fo:border-top="none" fo:border-bottom="0.06pt solid #000000" style:join-border="false"/>
      <style:text-properties fo:font-weight="normal" style:font-weight-asian="normal" style:font-weight-complex="normal"/>
    </style:style>
    <style:style style:name="P30" style:family="paragraph" style:parent-style-name="Text_20_body">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5">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33" style:family="paragraph" style:parent-style-name="Text_20_body" style:list-style-name="L5">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34" style:family="paragraph" style:parent-style-name="Text_20_body" style:list-style-name="L5">
      <style:paragraph-properties fo:margin-left="-1.251cm" fo:margin-right="0cm" fo:margin-top="0cm" fo:margin-bottom="0cm" fo:text-indent="0cm" style:auto-text-indent="false" fo:background-color="transparent">
        <style:background-image/>
      </style:paragraph-properties>
      <style:text-properties style:font-name="Arial1" fo:font-size="12pt" style:font-size-asian="12pt" style:font-size-complex="12pt"/>
    </style:style>
    <style:style style:name="P35" style:family="paragraph" style:parent-style-name="Text_20_body">
      <style:paragraph-properties fo:margin-left="-1.251cm" fo:margin-right="0cm" fo:margin-top="0cm" fo:margin-bottom="0cm" fo:text-indent="0cm" style:auto-text-indent="false" fo:background-color="transparent">
        <style:background-image/>
      </style:paragraph-properties>
      <style:text-properties style:font-name="Arial1" fo:font-weight="normal" style:font-weight-asian="normal" style:font-weight-complex="normal"/>
    </style:style>
    <style:style style:name="P36" style:family="paragraph" style:parent-style-name="Text_20_body" style:list-style-name="L5">
      <style:paragraph-properties fo:margin-left="-1.251cm" fo:margin-right="0cm"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37" style:family="paragraph" style:parent-style-name="Text_20_body" style:list-style-name="L5">
      <style:paragraph-properties fo:margin-left="-1.251cm" fo:margin-right="0cm"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38" style:family="paragraph" style:parent-style-name="Text_20_body" style:list-style-name="L5">
      <style:paragraph-properties fo:margin-left="-1.251cm" fo:margin-right="0cm" fo:text-indent="0cm" style:auto-text-indent="false" fo:background-color="transparent">
        <style:background-image/>
      </style:paragraph-properties>
      <style:text-properties style:font-name="Arial1" fo:font-size="12pt" style:font-size-asian="12pt" style:font-size-complex="12pt"/>
    </style:style>
    <style:style style:name="P39" style:family="paragraph" style:parent-style-name="Text_20_body">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top="0cm" fo:margin-bottom="0cm"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5">
      <style:paragraph-properties fo:margin-top="0cm" fo:margin-bottom="0cm"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top="0cm" fo:margin-bottom="0cm" fo:background-color="transparent">
        <style:background-image/>
      </style:paragraph-properties>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43" style:family="paragraph" style:parent-style-name="Text_20_body">
      <style:paragraph-properties fo:margin-top="0cm" fo:margin-bottom="0cm" fo:background-color="transparent">
        <style:background-image/>
      </style:paragraph-properties>
      <style:text-properties fo:font-weight="bold" style:font-weight-asian="bold" style:font-weight-complex="bold"/>
    </style:style>
    <style:style style:name="P44" style:family="paragraph" style:parent-style-name="Text_20_body" style:list-style-name="L5">
      <style:paragraph-properties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left="0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46" style:family="paragraph" style:parent-style-name="Table_20_Contents">
      <style:text-properties style:font-name="Arial1"/>
    </style:style>
    <style:style style:name="T1" style:family="text">
      <style:text-properties fo:font-style="italic"/>
    </style:style>
    <style:style style:name="T2" style:family="text">
      <style:text-properties fo:font-variant="normal" fo:text-transform="none"/>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12pt" fo:font-style="normal" style:text-underline-style="none" style:text-blinking="false" fo:background-color="#ffffff" style:font-size-asian="12pt" style:font-size-complex="12pt"/>
    </style:style>
    <style:style style:name="T6"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T7" style:family="text">
      <style:text-properties fo:font-variant="normal" fo:text-transform="none" fo:color="#000000" style:text-line-through-style="none" style:font-name="Arial1" fo:font-size="12pt" fo:font-style="normal" style:text-underline-style="none" fo:font-weight="normal" style:text-blinking="false" fo:background-color="#ffffff" style:font-size-asian="12pt" style:font-size-complex="12pt"/>
    </style:style>
    <style:style style:name="T8" style:family="text">
      <style:text-properties fo:font-variant="normal" fo:text-transform="none" fo:color="#000000" style:text-line-through-style="none" style:font-name="Arial1" fo:font-size="12pt" style:text-underline-style="none" style:text-blinking="false" fo:background-color="#ffffff" style:font-size-asian="12pt" style:font-size-complex="12pt"/>
    </style:style>
    <style:style style:name="T9" style:family="text">
      <style:text-properties style:font-weight-asian="bold" style:font-weight-complex="bold"/>
    </style:style>
    <style:style style:name="T10" style:family="text">
      <style:text-properties style:font-name="Arial1"/>
    </style:style>
    <style:style style:name="T11" style:family="text">
      <style:text-properties style:font-name="Arial1" fo:font-size="12pt" style:font-size-asian="12pt" style:font-size-complex="12pt"/>
    </style:style>
    <style:style style:name="T12" style:family="text">
      <style:text-properties style:font-name="Arial1" fo:font-weight="bold" style:font-weight-asian="bold" style:font-weight-complex="bold"/>
    </style:style>
    <style:style style:name="T13" style:family="text">
      <style:text-properties style:font-name="Arial1" fo:font-weight="normal" style:font-weight-asian="normal" style:font-weight-complex="normal"/>
    </style:style>
    <style:style style:name="T14" style:family="text">
      <style:text-properties fo:color="#000000"/>
    </style:style>
    <style:style style:name="T15" style:family="text">
      <style:text-properties style:text-line-through-style="none"/>
    </style:style>
    <style:style style:name="T16" style:family="text">
      <style:text-properties fo:font-size="12pt"/>
    </style:style>
    <style:style style:name="T17" style:family="text">
      <style:text-properties fo:font-style="normal"/>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style:text-blinking="false"/>
    </style:style>
    <style:style style:name="T21" style:family="text">
      <style:text-properties fo:background-color="transparent"/>
    </style:style>
    <style:style style:name="T22" style:family="text">
      <style:text-properties style:font-size-asian="12pt"/>
    </style:style>
    <style:style style:name="T23" style:family="text">
      <style:text-properties style:font-size-complex="12pt"/>
    </style:style>
    <style:style style:name="T24" style:family="text">
      <style:text-properties style:use-window-font-color="true" style:text-outline="false" style:text-line-through-style="none" style:font-name="Arial1" fo:font-size="12pt"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019cm" fo:text-indent="-0.635cm" fo:margin-left="0.0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4cm" fo:text-indent="-0.635cm" fo:margin-left="0.6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Due to processors evolution, it become more and more difficult to produce efficient code. The number of parameter to take into account in the process increases drastically.</text:p>
      <text:p text:style-name="P7">In the past, compilation was a matter of translation from a not such very high level language to a lower level assembly language on simple in-order processor.</text:p>
      <text:p text:style-name="P7"/>
      <text:p text:style-name="P7"><text:tab/>Now architectures and processors mix a lot of difficulties for compilator efficiency. Respectively: <text:s/>one or many identical processor but also heterogeneous, processors could be out-of-order, pipelined, multi-threaded, multi-cored.</text:p>
      <text:p text:style-name="P7"><text:tab/>Parallely, the ISA of processor evolve to take account of needs of modern technology in science field but also for ordinary users (i.e : specialized instructions for multimedia application). </text:p>
      <text:p text:style-name="P7">Now to build an application that take account all these parameters we use many tools. So, for our specific HPC field but also for more generally computer science concerns, build an application is no more simple.</text:p>
      <text:p text:style-name="P7"/>
      <text:p text:style-name="P7"><text:tab/>In response to this evolution, a lot of new compilation technics are found to feed the gap between needs and reality. <text:s/>The most of them are in the back-end of compiler but for some of them, external tools must be used during the compilation chain. </text:p>
      <text:p text:style-name="P7"><text:tab/>For example, a naive but efficient way is to propose many implementations of the same function for handle different aspect of an architecture. Thus we need to select code really efficient for a real target. So we need to collect information at runtime and to use it to adapt the source code thru an ad-hoc tool (aka iterative compilation). Other tools try to adapt code at runtime.</text:p>
      <text:p text:style-name="P7"/>
      <text:p text:style-name="P7"><text:tab/>It become necessary to review the classical compilation chains and to extend it to take account of these new perspectives.</text:p>
      <text:p text:style-name="P7"/>
      <text:p text:style-name="P7"><text:tab/>To illustrate this, we present a case study of tools that implement different technics for differents needs and we try to extract from them common caracteristics, hierarchical relations, general organisation.</text:p>
      <text:p text:style-name="P7"/>
      <text:p text:style-name="P8">Tools</text:p>
      <text:p text:style-name="P6"/>
      <text:p text:style-name="P6">Our list take account of several aspects of the problematic:</text:p>
      <text:list xml:id="list723669503" text:style-name="L4">
        <text:list-item>
          <text:p text:style-name="P9">External tool for signal processing</text:p>
        </text:list-item>
        <text:list-item>
          <text:p text:style-name="P9">Emergence of new multimedia technologies</text:p>
        </text:list-item>
        <text:list-item>
          <text:p text:style-name="P9">Evolution of classical compiler</text:p>
        </text:list-item>
        <text:list-item>
          <text:p text:style-name="P9">Needs for runtime generation of native code (i.e : for performance of interpreted languages).</text:p>
        </text:list-item>
      </text:list>
      <text:p text:style-name="P6"/>
      <text:p text:style-name="P6">So we have selected for these 4 groups.</text:p>
      <text:p text:style-name="Standard"/>
      <text:p text:style-name="P20"><text:span text:style-name="T9">FFTW (Signal processing group): </text:span></text:p>
      <text:p text:style-name="P21">A Fast fourier library. This library is considered as the fastest collection of FFT functions. it's built in many stages. First, a part of FFT algorithms have been decomposed into computing unit called codelets during conception of this library. Codelets are specialized to compute data for fixed size. Next, a Caml program is used to produce an optimized C code for these codelets. This generator of codelet  uses many optimization strategies (constant folding, algebraic identities, loop unrolling). The aim for computing a FFT is to select and to schedule at runtime codelets thru runtime structures called planner. During the installation of the library, many composition of codelets are tried for planner, and the fastest are <text:soft-page-break/>selected for this plateform. Next, at runtime we instanciate a planner for doing a FFT of a specific size. Finally, we use the planner with the current data to treat.</text:p>
      <text:p text:style-name="P39"/>
      <text:p text:style-name="P22">[1]</text:p>
      <text:p text:style-name="P11">M. Frigo et S. G. Johnson, « FFTW: An adaptive software architecture for the FFT », in <text:span text:style-name="T1">IEEE International Conference on Acoustics Speech and Signal Processing</text:span>, 1998, vol. 3.</text:p>
      <text:p text:style-name="P2"/>
      <text:p text:style-name="P3">SPIRAL(Signal processing group): </text:p>
      <text:p text:style-name="P2"/>
      <text:p text:style-name="P2">Digital Signal Processing library.  SPIRAL contains several DSP transformation functions. In the same way of FFTW and for performance reasons, SPIRAL is partially generated thru an external language. In fact a Domain Specific Language (DSL) was created to write formula of transform algorithms in such a way that it would be easier to optimize it. So SPL (Signal Processing Language) was designed to express these formulas and to retain information (vectorization, parallelism) to translate formulas into efficient code. The SPL compiler produces an efficient C (or fortran) code by performing high and low level optimizations. High level optimizations are done at the formulas level such as use of vector or threading intrinsics (block parallelization). Low level optimizations are done at the C (or fortran) level such as array scalarization, algebraic simplification, constant and copy propagation, common sub-expression, loop unrolling and dead code elimination. Finally, SPIRAL automates the optimization and tuning process. It combine different algorithms to find the best variant for a given transform size. For this, it compiles and runs  the generated code for each variant and use execution feedback to adapt select the best variant. All this work is done during the stage of code source creation for the library.</text:p>
      <text:p text:style-name="P30"/>
      <text:p text:style-name="P10">[1]</text:p>
      <text:p text:style-name="P11">B. B. Fraguela, Y. Voronenko, et M. P\üschel, « Automatic tuning of discrete fourier transforms driven by analytical modeling », in <text:span text:style-name="T1">2009 18th International Conference on Parallel Architectures and Compilation Techniques</text:span>, 2009, p. 271–280.</text:p>
      <text:p text:style-name="P10">[2]</text:p>
      <text:list xml:id="list1281662048" text:style-name="L6">
        <text:list-item>
          <text:p text:style-name="P12">Püschel, F. Franchetti, et Y. Voronenko, « Department of Electrical and Computer Engineering Carnegie Mellon University Pittsburgh, PA USA : SPIRAL ».</text:p>
          <text:p text:style-name="P12"/>
        </text:list-item>
      </text:list>
      <text:list xml:id="list473025758" text:style-name="L5">
        <text:list-header>
          <text:p text:style-name="P33">Mesa (Multimedia group): </text:p>
          <text:p text:style-name="P31"/>
          <text:p text:style-name="P31">A 3d library. Unlike FFTW and SPIRAL using external code generators to produce efficient C code, Mesa use wisely the CPP (C preprocessor) to acheive this goal. A bunch of basic functions are in fact template based macros in C or in assembler and during the compilation, the informations of the targetted plateform are used to select and compose the final code translated into native code. Thru this technic, handcrafted and optimized functions using correct vector instructions, loop unrolling with fixed size factor are written. However, write such functions has been an effort for the developers and remains tough to <text:soft-page-break/>maintain.</text:p>
          <text:p text:style-name="P31"/>
        </text:list-header>
      </text:list>
      <text:p text:style-name="P23">[1]</text:p>
      <text:p text:style-name="P27">http://www.mesa3d.org</text:p>
      <text:p text:style-name="P30"/>
      <text:p text:style-name="P42">CUDA(Multimedia group):</text:p>
      <text:p text:style-name="P32"/>
      <text:p text:style-name="P35"><text:tab/>Compute Unified Device Architecture is a parallel computing architecture developped by <text:tab/>Nvidia for their GPGPU. Thru a C dialect language and the adhoc compiler, developpers <text:tab/>access to the vectorized instruction set and memory of the parallel model of the GPU. The <text:tab/>compiler proposes a heterogeneous model. At compile time, it translate kernel functions <text:tab/>(identified by the <text:tab/>qualifier __global__) into native GPU instructions and the other <text:tab/>functions into host native instructions. Instrumentation is added to load GPU instructions <text:tab/>into the device thru runtime API. However the CUDA is limited to the Nvidia product.</text:p>
      <text:p text:style-name="P35"/>
      <text:p text:style-name="P35"><text:tab/>[1]</text:p>
      <text:p text:style-name="P35"><text:tab/>CUDA C Programming Guide Version 3.2</text:p>
      <text:p text:style-name="P30"/>
      <text:p text:style-name="P43">OpenCL(Multimedia group):</text:p>
      <text:p text:style-name="P40"/>
      <text:p text:style-name="P40">OpenCL is an open standard to provide a framework for programming parallel computing architecture. Using the same heterogeneous model than CUDA but for all architecture, OpenCL provide also his own C dialect and compiler.</text:p>
      <text:p text:style-name="P40"/>
      <text:p text:style-name="P40">[1]</text:p>
      <text:p text:style-name="P40">The OpenCL Specification 1.1</text:p>
      <text:p text:style-name="P42"/>
      <text:list xml:id="list696367854" text:continue-numbering="true" text:style-name="L5">
        <text:list-header>
          <text:p text:style-name="P33">Gcc (Classical compiler group):</text:p>
          <text:p text:style-name="P31"/>
          <text:p text:style-name="P31">C/C++ (and more) compiler. It could be weird to include a classical compiler into our sets but a compiler is also a code generator. So our typology is not just for tools, but are more general. Another remark, it's that the classical compilation of C is not just done by one big tool. The classical C compilation is divide in 4 stages: C pre-processing, C compilation to assembler, assembly, link.</text:p>
        </text:list-header>
      </text:list>
      <text:p text:style-name="P30"/>
      <text:p text:style-name="P23">[1]</text:p>
      <text:p text:style-name="P27">http://gcc.gnu.org</text:p>
      <text:list xml:id="list53376851" text:continue-numbering="true" text:style-name="L5">
        <text:list-header>
          <text:p text:style-name="P44"/>
          <text:p text:style-name="P36">clang/llvm (Classical compiler group): </text:p>
          <text:p text:style-name="P37"/>
          <text:p text:style-name="P38"><text:span text:style-name="T4">a modular frontend (clang) and a backend for create compiler(llvm).</text:span><text:span text:style-name="T3"> </text:span><text:span text:style-name="T4">If we include the most known compiler we could compare it with is best competitor. LVM is a backend for compilation. LLVM is a collection of C++ library which provide all usefull functions to create low-level instructions, create passes for optimize code, produce native instructions for many targets. CLang is a C familly languages frontend (C, C++, ObjectiveC) and is also a C++ library. The communication between Clang and LLVM is done thru a standardized and common Intermediate Representation of  low-level instructions encoded as a bytecode or used as C++ API.</text:span></text:p>
        </text:list-header>
      </text:list>
      <text:p text:style-name="P23"/>
      <text:p text:style-name="P23">[1]</text:p>
      <text:p text:style-name="P27"><text:soft-page-break/>http://www.llvm.org</text:p>
      <text:p text:style-name="P24"/>
      <text:list xml:id="list1420150164" text:continue-numbering="true" text:style-name="L5">
        <text:list-header>
          <text:p text:style-name="P33">Nanojit (Runtime generation group): </text:p>
          <text:p text:style-name="P31"/>
          <text:p text:style-name="P31">A C++ library that allow to emits machine code at runtime. Nanojit is used by SpiderMonkey the open source implementation of javascript for mozilla/firefox and Tamarin the open source implementation of actionscript for flash support in mozilla/firefox. It provides usefull functions to build an Internal Represention easily translatable into native code. It's also a stack based virtual machine like a JVM. Codes are quickly generated so no good optimization are really done.</text:p>
          <text:p text:style-name="P41"/>
          <text:p text:style-name="P26">[1]</text:p>
          <text:p text:style-name="P34">https://developer.mozilla.org/En/Nanojit</text:p>
        </text:list-header>
      </text:list>
      <text:p text:style-name="P25"/>
      <text:list xml:id="list1273075777" text:continue-numbering="true" text:style-name="L5">
        <text:list-header>
          <text:p text:style-name="P33">HPBCG (Runtime generation group): </text:p>
          <text:p text:style-name="P31"/>
          <text:p text:style-name="P31">High Performance Binary code generator. Like CCG his predecessor, HP BCG is a dynamic code generator. Briefely defined, a dynamic code generator is a way to produce block of native code instructions at runtime and run it later in the program lifetime. This allow to create a specialized function on certain parameter of the program only known at runtime, for instance after a configuration phase and before core processing; and so eliminate some dead code, reduce the arity of functions, unroll loops, used correct vector instructions depending of vector size. HPBCG is low level oriented and allow to write code generator directly in assembly in a C file for the following plateforms : Cell, Itanium, power4. In fact, the code generators are translated into macro calls by an external tool that preprocesses the code. So this stage is done before the classical compilation. At runtime, macro calls construct the native code buffer with runtime values. The buffer could be used as a function later during the program lifetime.</text:p>
        </text:list-header>
      </text:list>
      <text:p text:style-name="P40"/>
      <text:p text:style-name="P23">[1]</text:p>
      <text:p text:style-name="P11">Henri-Pierre Charles and Khawar Sajjad. Hpbcg high performance binary code generator. http://hpbcg.org/, 2009 .</text:p>
      <text:p text:style-name="P30"/>
      <text:list xml:id="list1127317530" text:continue-numbering="true" text:style-name="L5">
        <text:list-header>
          <text:p text:style-name="P33">VPU (Runtime generation group): </text:p>
          <text:p text:style-name="P31"/>
          <text:p text:style-name="P31">Fast, architecture neutral dynamic code generator. Unlike hpbcg, VPU is not low level oriented but allows to write code generators with a set of mnemonic of a stack based virtual machine instead of a real ISA (Instruction Set Architecture). We don't need an external tool, use of mnemonic are done thru a C API. Each function constructs LIR node (Low-level Intermediate Representation) for this virtual machine. Native code is emit when the function 'compile' is called. Some type checking and peephole optimization are done during compilation. VPU doesn't support vector instructions but it allow to use code generator in a portable way.</text:p>
        </text:list-header>
      </text:list>
      <text:p text:style-name="P25"><text:tab/></text:p>
      <text:p text:style-name="P25"><text:tab/>[1]</text:p>
      <text:list xml:id="list89376775" text:style-name="L9">
        <text:list-item>
          <text:p text:style-name="P13">Piumarta, « The virtual processor: Fast, architecture-neutral dynamic code generation », in <text:span text:style-name="T1">2004 USENIX Java Virtual Machine Symposium</text:span>, 2004, vol. 150.</text:p>
        </text:list-item>
      </text:list>
      <text:p text:style-name="P45"/>
      <text:p text:style-name="P30"/>
      <text:list xml:id="list2107671476" text:continue-list="list1127317530" text:style-name="L5">
        <text:list-header>
          <text:p text:style-name="P31"/>
        </text:list-header>
      </text:list>
      <text:p text:style-name="P40"/>
      <text:p text:style-name="Standard"><text:soft-page-break/><text:span text:style-name="T12">Analysis</text:span></text:p>
      <text:p text:style-name="P6"/>
      <text:p text:style-name="P7">First, <text:s/>we could notice that all these tools interfer in the compilation chain at different stage. </text:p>
      <text:p text:style-name="P7"/>
      <text:p text:style-name="P7">We list all these stages and try to find where the tools could do things:</text:p>
      <text:list xml:id="list908635135" text:style-name="L1">
        <text:list-header>
          <text:p text:style-name="P14"/>
        </text:list-header>
      </text:list>
      <text:p text:style-name="P6">-Specification Time:</text:p>
      <text:list xml:id="list183919109" text:style-name="L2">
        <text:list-header>
          <text:p text:style-name="P15">Before writing programs in a computer language, we design it. </text:p>
        </text:list-header>
      </text:list>
      <text:p text:style-name="P7"><text:tab/>To do so, we could write algorithms in natural language or use specification <text:tab/>languages (textual or graphical). </text:p>
      <text:p text:style-name="P7"><text:tab/>Many tools work at this level and can translate directly a specification language into <text:tab/>a programming language.</text:p>
      <text:p text:style-name="P7"/>
      <text:p text:style-name="P6">- Compile Time:</text:p>
      <text:p text:style-name="P7"><text:tab/>Classical compiler work at this stage. We could identify two sub-level: High level <text:tab/>and low level. The main difference between specification language and High level <text:tab/>programming language is that a specification language doesn't takes account of all <text:tab/>problematics of a computer. They are domain specific (aka DSL). </text:p>
      <text:p text:style-name="P7"><text:tab/>High level programming languages that support high programming paradigm <text:tab/>(functionnal, <text:tab/>parallel, agent) are considered as high level programming language if <text:tab/>they try to be for general purpose programming (aka GPL).</text:p>
      <text:p text:style-name="P7"><text:tab/>Low level programming languages are basically assembler languages.</text:p>
      <text:p text:style-name="P6"/>
      <text:p text:style-name="P6">- Package Time:</text:p>
      <text:p text:style-name="P7"><text:tab/>The concern of package time is to handle all files produce at compile time in a way <text:tab/>that you could distribute it. At this time a lot of things could be done to adapt binary <text:tab/>code to the final execution environment. </text:p>
      <text:p text:style-name="P7"><text:tab/>So we notice two sub-level:</text:p>
      <text:p text:style-name="P7"><text:tab/><text:tab/>- Package : When the program, the component or the library is built and <text:tab/><text:tab/><text:tab/><text:tab/>packed in an installation package.</text:p>
      <text:p text:style-name="P7"><text:tab/><text:tab/>- Deploy or Install : When the installation package are really executed and <text:tab/><text:tab/><text:tab/>used to install the program, the component or the library.</text:p>
      <text:p text:style-name="P6"/>
      <text:p text:style-name="P6">- Execution Time:</text:p>
      <text:p text:style-name="P6"><text:tab/>The aim of the compilation chain is to obtain a program in memory, ready to be <text:tab/>executed.</text:p>
      <text:p text:style-name="P6"><text:tab/>We notice two sub-step for this process:</text:p>
      <text:p text:style-name="P6"><text:tab/><text:tab/>File : Programs, components and libraries are projected into memory from <text:tab/><text:tab/><text:tab/>files. This computing is done by the system with the help of the binary <text:tab/><text:tab/><text:tab/>loader and dynamic library loader.</text:p>
      <text:list xml:id="list2168450557" text:style-name="L10">
        <text:list-item>
          <text:list>
            <text:list-item>
              <text:list>
                <text:list-header>
                  <text:p text:style-name="P16">Memory : All is loaded, but during execution some job could be done.</text:p>
                </text:list-header>
              </text:list>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Standard"><text:soft-page-break/><text:span text:style-name="T10"><text:tab/>To extract from these various stages of compilation the new techniques and for detail them, we need to describe the transformation process according to the following scheme:</text:span></text:p>
      <text:p text:style-name="Standard"><text:span text:style-name="T10"/></text:p>
      <text:p text:style-name="Standard"><text:span text:style-name="T10"><text:tab/>Input: Input code consumed at this stage by the program who works at this level.</text:span></text:p>
      <text:p text:style-name="Standard"><text:span text:style-name="T10"/></text:p>
      <text:p text:style-name="Standard"><text:span text:style-name="T10"><text:tab/>Available information: Available information gets by consuming the input code but <text:tab/>not deduce by it.</text:span></text:p>
      <text:p text:style-name="Standard"><text:span text:style-name="T10"/></text:p>
      <text:p text:style-name="Standard"><text:span text:style-name="T10"><text:tab/>Intermediate representation: Internal representation of the code used for analyses <text:tab/>and transformations.</text:span></text:p>
      <text:p text:style-name="Standard"><text:span text:style-name="T10"/></text:p>
      <text:p text:style-name="Standard"><text:span text:style-name="T10"><text:tab/>Analysis: </text:span><text:span text:style-name="T24">Algorithm used to extract informations in order to apply transformations.</text:span></text:p>
      <text:p text:style-name="Standard"><text:span text:style-name="T10"/></text:p>
      <text:p text:style-name="Standard"><text:span text:style-name="T10"><text:tab/>Transformation/Optimisation: </text:span><text:span text:style-name="T24">Algorithms using information obtained by analysis <text:tab/>phase aiming to increase performance at this stage or for another.</text:span></text:p>
      <text:p text:style-name="Standard"><text:span text:style-name="T10"/></text:p>
      <text:p text:style-name="Standard"><text:span text:style-name="T10"><text:tab/>Output: Output code produced at this stage.</text:span></text:p>
      <text:p text:style-name="Standard"><text:span text:style-name="T10"/></text:p>
      <text:p text:style-name="Standard"><text:span text:style-name="T10">Now, we can represent into an two dimensional array all the transformation processes from our case study (compilation stages versus refinement). If our case study is wide enough, we could apply this for classify another tools.</text:span></text:p>
      <text:p text:style-name="Standard"><text:s/></text:p>
      <text:p text:style-name="Standard">So we could have a global overview for all compilation process, like in figure X: </text:p>
      <text:p text:style-name="Standard"/>
      <text:p text:style-name="Standard">// INC TAB</text:p>
      <text:p text:style-name="Standard"/>
      <text:p text:style-name="Standard">After, we could use the same two dimensional array to get an identification cartography for all tools.</text:p>
      <text:p text:style-name="Standard"/>
      <text:p text:style-name="P8">When and how to use this classement?</text:p>
      <text:p text:style-name="P1"/>
      <text:p text:style-name="P4"><text:tab/>First this representation is just another way to present the state of the art of the compilation field. So it's a good way to get an overview of this domain and for a learning perspective, it's an effective tool. For example, we could found a specific place for all technics used by our study case but also, found a place for another technics not present or specifically used in our tool set (LTO, compilation details).</text:p>
      <text:p text:style-name="P4"><text:tab/></text:p>
      <text:p text:style-name="P4"><text:tab/>Second, understanding how the sequence of compilation phases is articulated allow to target on what the new tool should intervene and what technics he needs to implement. New technics (analysis algorithm or processing a late optimization) can be developed. As it is easier to see the available information at each entry of each phase of compilation, we can specify what will work on our new analysis phase, what new informations will be deducted, what transformations and what new codes will be produced. Thus, as a general overview, our classification could be used for specification of new tools or compilation technics.</text:p>
      <text:p text:style-name="P4"/>
      <text:p text:style-name="P4"><text:tab/>Finally, we could use it for tool comparison. Indeed, our original problem was to characterized tools such way that one can quickly understand what was done and how. So we could see similarity and difference between two tools by looking at the cartography ID. The cartography help us for creating common indicator for performance, code size, memory consumtion. Without it, it's difficult to compare bare performance gain of two tools that didn't do the same things.</text:p>
      <text:p text:style-name="P4"/>
      <text:p text:style-name="P4"><text:soft-page-break/></text:p>
      <text:p text:style-name="P1"/>
      <text:p text:style-name="P8">Using the classification for create a new tool : HLCG (High code level Generator)</text:p>
      <text:p text:style-name="P1"/>
      <text:p text:style-name="Standard"><text:span text:style-name="T13">As example, we took a tool that we know well, where the compiler and sources are available : HPBCG. </text:span><text:bookmark text:name="internal-source-marker_0.98622367759241"/><text:span text:style-name="T6">The initial motivation behind HPBCG is to provide access to specialized low-level operations like:</text:span><text:span text:style-name="T11"><text:line-break/></text:span><text:span text:style-name="T6">- vector instructions.</text:span><text:span text:style-name="T11"><text:line-break/></text:span><text:span text:style-name="T6">- satured arithmetics.</text:span><text:span text:style-name="T11"><text:line-break/></text:span><text:span text:style-name="T6">- explicit instructions level parallelism.</text:span><text:span text:style-name="T11"><text:line-break/><text:line-break/></text:span><text:span text:style-name="T6">HPBCG allows specialization of functions based on runtime data values or on other dataset properties like memory alignment.</text:span><text:span text:style-name="T8"> </text:span></text:p>
      <text:p text:style-name="Standard"><text:span text:style-name="T7">For example, one functionality of HPBCG is to allow the creation of dynamically generated functions specialised for certain constant values.</text:span></text:p>
      <text:p text:style-name="Standard"><text:span text:style-name="T7"/></text:p>
      <text:p text:style-name="Standard"><text:span text:style-name="T7">The following example shows the dynamic construction of an arithmetic function that use the operand value of the imul native instruction as constant instead of a classical stack based argument value:</text:span></text:p>
      <text:p text:style-name="P28"><text:span text:style-name="T7"/></text:p>
      <text:p text:style-name="Standard"><text:span text:style-name="T7"/></text:p>
      <text:p text:style-name="Standard">#cpu x86</text:p>
      <text:p text:style-name="Standard">typedef int (*pifi)(int);</text:p>
      <text:p text:style-name="Standard">pifi multiplyCompile(int multiplyValue)</text:p>
      <text:p text:style-name="Standard">{</text:p>
      <text:p text:style-name="Standard"><text:s text:c="2"/>insn *code= (insn *)calloc(1024, sizeof (insn));</text:p>
      <text:p text:style-name="Standard"><text:s text:c="2"/>printf("Code generation for multiply value %d\n", multiplyValue);</text:p>
      <text:p text:style-name="Standard"><text:s text:c="2"/>#[</text:p>
      <text:p text:style-name="Standard"><text:tab/>.org<text:tab/>code</text:p>
      <text:p text:style-name="Standard"><text:s text:c="5"/><text:tab/>push <text:s text:c="2"/>%ebp</text:p>
      <text:p text:style-name="Standard"><text:s text:c="5"/><text:tab/>mov <text:s text:c="3"/>%esp,%ebp</text:p>
      <text:p text:style-name="Standard"><text:s text:c="5"/><text:tab/>mov <text:s text:c="3"/>0x8(%ebp),%eax</text:p>
      <text:p text:style-name="Standard"><text:s text:c="8"/>imul <text:s text:c="2"/>$(multiplyValue),%eax,%eax</text:p>
      <text:p text:style-name="Standard"><text:s text:c="5"/><text:tab/>pop <text:s text:c="3"/>%ebp</text:p>
      <text:p text:style-name="Standard"><text:s text:c="5"/><text:tab/>ret <text:s text:c="3"/></text:p>
      <text:p text:style-name="Standard"><text:s text:c="2"/>]#;</text:p>
      <text:p text:style-name="Standard"><text:s text:c="2"/>iflush (code, hpbcg_asm_pc);</text:p>
      <text:p text:style-name="Standard"><text:s text:c="2"/>printf("Code generated\n");</text:p>
      <text:p text:style-name="Standard"><text:s text:c="2"/>return (pifi)code;</text:p>
      <text:p text:style-name="P28">}</text:p>
      <text:p text:style-name="Standard"><text:span text:style-name="T7"/></text:p>
      <text:p text:style-name="Standard"><text:span text:style-name="T7"/></text:p>
      <text:p text:style-name="Standard"><text:span text:style-name="T7">From this simple example we could notice:</text:span></text:p>
      <text:list xml:id="list280067819" text:style-name="L11">
        <text:list-item>
          <text:p text:style-name="P19"><text:span text:style-name="T7">As shown in the cartography ID, HPBCG work at level native instruction.</text:span></text:p>
        </text:list-item>
        <text:list-item>
          <text:p text:style-name="P19"><text:span text:style-name="T7">We could mix instruction value with C value.</text:span></text:p>
        </text:list-item>
      </text:list>
      <text:p text:style-name="Standard"><text:span text:style-name="T7"/></text:p>
      <text:p text:style-name="Standard"><text:span text:style-name="T7">In fact, we try to do some dynamic currying of function like in functionnal language but at native instruction level. We could try to do it at a higher level, for example at C level to write more complex functions.</text:span></text:p>
      <text:p text:style-name="Standard"><text:span text:style-name="T7"/></text:p>
      <text:p text:style-name="Standard"><text:span text:style-name="T7"/></text:p>
      <text:p text:style-name="Standard"><text:span text:style-name="T7"/></text:p>
      <text:p text:style-name="Standard"><text:soft-page-break/><text:span text:style-name="T7">First, the classification help us to understand how HPBCG works.</text:span></text:p>
      <text:p text:style-name="Standard"><text:span text:style-name="T7">Mainly, the job is done during two specific time:</text:span></text:p>
      <text:p text:style-name="Standard"><text:span text:style-name="T7"><text:tab/>At compile time and at high level, the tool translate marked chunks of code into <text:tab/>instrumented C statement (using ad hoc preprocessing macros).</text:span></text:p>
      <text:p text:style-name="Standard"><text:span text:style-name="T7"><text:tab/>At execution time and in memory, the injected C statement first create a chunk of <text:tab/>memory that will receive the instruction stream that will be issued. Thereafter each <text:tab/>native instruction converted at compile time was replaced by an equivalent call that <text:tab/>emits the corresponding instruction.</text:span></text:p>
      <text:p text:style-name="P1"/>
      <text:p text:style-name="P1"/>
      <text:p text:style-name="P4">Now we can follow the same model with the single goal to substitute the mechanism of translating pieces of native instructions by a new mechanism of translating C functions.</text:p>
      <text:p text:style-name="P4">To do so, <text:s/>we could modify the original code of HPBCG but due to the complexity of C code handling we prefer to change the technologie used for the tool. Our choice is the LLVM framework for all the useful librairies available.</text:p>
      <text:p text:style-name="P4"/>
      <text:p text:style-name="P4">With LLVM and especially Clang libraries, we could:</text:p>
      <text:list xml:id="list988493383" text:style-name="L12">
        <text:list-item>
          <text:list>
            <text:list-item>
              <text:p text:style-name="P5">Handle the C function propose for currying at internal representation level (LLVM IR).</text:p>
            </text:list-item>
            <text:list-item>
              <text:p text:style-name="P5">Compile it and obtain a native instruction stream.</text:p>
            </text:list-item>
            <text:list-item>
              <text:p text:style-name="P5">Handle offsets inside instruction stream to inject future value as constant operand value of instruction.</text:p>
            </text:list-item>
            <text:list-item>
              <text:p text:style-name="P5">Inject a runtime library for memory handling of executable memory page, curried function instanciation, value substitution and finally execution.</text:p>
            </text:list-item>
          </text:list>
        </text:list-item>
      </text:list>
      <text:p text:style-name="P4"/>
      <text:p text:style-name="P4">Finally we recreate all the steps done by HPBCG but at C level. So the same example of multiplyCompile with HLCG:</text:p>
      <text:p text:style-name="P28"><text:span text:style-name="T7"/></text:p>
      <text:p text:style-name="Standard"/>
      <text:p text:style-name="Standard">#include &lt;stdio.h&gt;</text:p>
      <text:p text:style-name="Standard">#include &lt;stdarg.h&gt;</text:p>
      <text:p text:style-name="Standard">#include &lt;sys/mman.h&gt;</text:p>
      <text:p text:style-name="Standard">// need some adhoc functions</text:p>
      <text:p text:style-name="Standard">#include "compilette.h"</text:p>
      <text:p text:style-name="Standard"></text:p>
      <text:p text:style-name="Standard">int<text:tab/>multiplyCompileAndAdd(char *s, int a, int b, int c)</text:p>
      <text:p text:style-name="Standard">{</text:p>
      <text:p text:style-name="Standard"><text:tab/>printf(s, a, b, c, printf);</text:p>
      <text:p text:style-name="Standard"><text:tab/>return a * b + c - 666;</text:p>
      <text:p text:style-name="Standard">}</text:p>
      <text:p text:style-name="Standard"></text:p>
      <text:p text:style-name="Standard">// allow to compile foo and provide some adhoc data and types for foo </text:p>
      <text:p text:style-name="Standard">COMPIL(multiplyCompileAndAdd);</text:p>
      <text:p text:style-name="Standard"></text:p>
      <text:p text:style-name="Standard">int<text:tab/>main()</text:p>
      <text:p text:style-name="Standard">{</text:p>
      <text:p text:style-name="Standard"><text:tab/>// create a specialized function with constant value 666 change into 999</text:p>
      <text:p text:style-name="Standard"><text:tab/>ptr_foo <text:tab/>new_foo = (ptr_foo) compilette(JIT_NAME(multiplyCompileAndAdd),</text:p>
      <text:p text:style-name="Standard"><text:tab/><text:tab/> <text:tab/>SIZE_NAME(multiplyCompileAndAdd), </text:p>
      <text:p text:style-name="Standard"><text:tab/><text:tab/><text:tab/>RELOC_NAME(multiplyCompileAndAdd), </text:p>
      <text:p text:style-name="Standard"><text:tab/><text:tab/><text:tab/>CONST_NAME(multiplyCompileAndAdd), 40, 999, -1);</text:p>
      <text:p text:style-name="Standard"><text:tab/>printf("TEST:%d\n", new_foo("//compilette version: %d %d %d %p\n", 1, 2, 3));</text:p>
      <text:p text:style-name="Standard">}</text:p>
      <text:p text:style-name="P29"><text:soft-page-break/><text:span text:style-name="T5"/></text:p>
      <text:p text:style-name="P4"/>
      <text:p text:style-name="P1"/>
      <text:p text:style-name="P8">Using the classification for tool comparison: HLCG vs HPBCG</text:p>
      <text:p text:style-name="P8"/>
      <text:p text:style-name="P17">For tool comparison, we need to be structurally identical in our cartography. <text:s/>And so we used the cartography to create HLCG from HPBCG. So HLCG and HPBCG are structurally identical in our assertion. </text:p>
      <text:p text:style-name="P18"><text:bookmark text:name="result_box"/><text:span text:style-name="T19">In addition to being structurally identical, we must also compare the tools on presenting examples of common functionalities. So we must restrict comparison on currying functionalities common between HLCG and HPBCG. </text:span><text:bookmark text:name="result_box1"/>But our example must also be relevant to present an accessible common use case in the industry.</text:p>
      <text:p text:style-name="P17"/>
      <text:p text:style-name="P17">To take benefit of currying of function, we present an example of an expression interpretor with variables (i.e : 3*a+42). <text:s/>This kind of functionnalities is common in all interpreted languages.</text:p>
      <text:p text:style-name="P17">So we give an expression with variable in an hand, and <text:s/>the list of values of variables in the other hand.</text:p>
      <text:p text:style-name="P17">We create a handwritten function that takes this input and resolve it as reference, thereafter a HPBCG version and a HLCG version.</text:p>
      <text:p text:style-name="P17"/>
      <text:p text:style-name="P17">We try to compare two things for the tool version. First, the distribution of time passing at different stages (respectivelly pecification,compile,package,execution time) to apply all the transformations. Next, the raw performance gain between the three version.</text:p>
      <text:p text:style-name="P17"/>
      <text:p text:style-name="P17">But is not so simple, we could measure the compile time for our examples but the 3 version of our code are so different that the basic comparison is irrelevant. Our choice is to compute the time during this phase by the size of code emit in bytes.</text:p>
      <text:p text:style-name="P17">Same problem for the execution time. <text:s/>The performance gain observe between the tool and the reference version must be divide by the overhead measured outside the hotspot.</text:p>
      <text:p text:style-name="P17"/>
      <text:p text:style-name="P17">// INC RES</text:p>
      <text:p text:style-name="P17"/>
      <text:p text:style-name="P8">Comparing tools structurally different?</text:p>
      <text:p text:style-name="P8"/>
      <text:p text:style-name="P17">As shown in the comparison for tools structurally identical, produce a relevant result is difficult. So to really different tools, make a comparison have any sense? we can have tracks on the difference but no quantitative information. In fact, it may be more interesting to see how the tools are organized together and if they could used together.</text:p>
      <text:p text:style-name="P17"/>
      <text:p text:style-name="P17">// 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ce style:name="Arial" svg:font-family="Arial"/>
    <style:font-face style:name="Lohit Hindi2" svg:font-family="'Lohit Hindi'"/>
    <style:font-face style:name="OpenSymbol" svg:font-family="OpenSymbol"/>
    <style:font-face style:name="Arial1" svg:font-family="Arial" style:font-family-generic="swiss"/>
    <style:font-face style:name="aRIAL" svg:font-family="aRIAL" style:font-family-generic="swiss"/>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zxx" fo:country="none"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WenQuanYi Micro Hei" style:font-size-asian="10.5pt" style:language-asian="zxx" style:country-asian="none" style:font-name-complex="Lohit Hind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el Auroux</meta:initial-creator>
    <meta:creation-date>2012-02-23T17:21:51</meta:creation-date>
    <dc:date>2012-03-22T09:13:01</dc:date>
    <dc:creator>Lionel Auroux</dc:creator>
    <meta:editing-duration>PT23H57M26S</meta:editing-duration>
    <meta:editing-cycles>110</meta:editing-cycles>
    <meta:generator>LibreOffice/3.4$Linux LibreOffice_project/340m1$Build-402</meta:generator>
    <meta:document-statistic meta:table-count="0" meta:image-count="0" meta:object-count="0" meta:page-count="9" meta:paragraph-count="173" meta:word-count="3322" meta:character-count="21097" meta:non-whitespace-character-count="17732"/>
  </office:meta>
</office:document-meta>
</file>